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dfd0" officeooo:paragraph-rsid="001fdfd0"/>
    </style:style>
    <style:style style:name="P2" style:family="paragraph" style:parent-style-name="Standard">
      <style:text-properties officeooo:rsid="00204d1a" officeooo:paragraph-rsid="00204d1a"/>
    </style:style>
    <style:style style:name="P3" style:family="paragraph" style:parent-style-name="Standard">
      <style:text-properties officeooo:paragraph-rsid="00204d1a"/>
    </style:style>
    <style:style style:name="P4" style:family="paragraph" style:parent-style-name="Standard">
      <style:text-properties officeooo:paragraph-rsid="0020d045"/>
    </style:style>
    <style:style style:name="P5" style:family="paragraph" style:parent-style-name="Standard">
      <style:text-properties officeooo:rsid="0023dc42" officeooo:paragraph-rsid="0023dc42"/>
    </style:style>
    <style:style style:name="P6" style:family="paragraph" style:parent-style-name="Standard">
      <style:text-properties officeooo:rsid="001fdfd0" officeooo:paragraph-rsid="001fdfd0"/>
    </style:style>
    <style:style style:name="P7" style:family="paragraph" style:parent-style-name="Standard">
      <style:text-properties officeooo:rsid="00204d1a" officeooo:paragraph-rsid="0020d045"/>
    </style:style>
    <style:style style:name="P8" style:family="paragraph" style:parent-style-name="Standard">
      <style:text-properties officeooo:rsid="002673ae" officeooo:paragraph-rsid="002673ae"/>
    </style:style>
    <style:style style:name="P9" style:family="paragraph" style:parent-style-name="Standard">
      <style:text-properties officeooo:rsid="002673ae" officeooo:paragraph-rsid="00263177"/>
    </style:style>
    <style:style style:name="P10" style:family="paragraph" style:parent-style-name="Standard">
      <style:text-properties officeooo:rsid="00289d39" officeooo:paragraph-rsid="00289d39"/>
    </style:style>
    <style:style style:name="P11" style:family="paragraph" style:parent-style-name="Standard">
      <style:text-properties officeooo:rsid="0029893f" officeooo:paragraph-rsid="0029893f"/>
    </style:style>
    <style:style style:name="P12" style:family="paragraph" style:parent-style-name="Standard">
      <style:text-properties officeooo:rsid="0029893f" officeooo:paragraph-rsid="002a19b9"/>
    </style:style>
    <style:style style:name="P13" style:family="paragraph" style:parent-style-name="Standard">
      <style:text-properties officeooo:rsid="0029d2c2" officeooo:paragraph-rsid="0029d2c2"/>
    </style:style>
    <style:style style:name="P14" style:family="paragraph" style:parent-style-name="Standard">
      <style:text-properties officeooo:paragraph-rsid="0029d2c2"/>
    </style:style>
    <style:style style:name="P15" style:family="paragraph" style:parent-style-name="Standard">
      <style:text-properties officeooo:paragraph-rsid="002a19b9"/>
    </style:style>
    <style:style style:name="P16" style:family="paragraph" style:parent-style-name="Standard">
      <style:text-properties officeooo:rsid="002a19b9" officeooo:paragraph-rsid="002a19b9"/>
    </style:style>
    <style:style style:name="P17" style:family="paragraph" style:parent-style-name="Standard">
      <style:text-properties style:text-line-through-style="none" style:text-line-through-type="none" officeooo:rsid="0029893f" officeooo:paragraph-rsid="0029893f"/>
    </style:style>
    <style:style style:name="P18" style:family="paragraph" style:parent-style-name="Standard">
      <style:text-properties fo:font-weight="bold" officeooo:rsid="00263177" officeooo:paragraph-rsid="00263177" style:font-weight-asian="bold" style:font-weight-complex="bold"/>
    </style:style>
    <style:style style:name="P19" style:family="paragraph" style:parent-style-name="Standard">
      <style:text-properties fo:font-weight="bold" officeooo:rsid="00204d1a" officeooo:paragraph-rsid="00204d1a" style:font-weight-asian="bold" style:font-weight-complex="bold"/>
    </style:style>
    <style:style style:name="P20" style:family="paragraph" style:parent-style-name="Standard">
      <style:text-properties fo:font-weight="bold" officeooo:rsid="001fdfd0" officeooo:paragraph-rsid="001fdfd0" style:font-weight-asian="bold" style:font-weight-complex="bold"/>
    </style:style>
    <style:style style:name="P21" style:family="paragraph" style:parent-style-name="Standard">
      <style:text-properties officeooo:rsid="0023dc42" officeooo:paragraph-rsid="0023dc42"/>
    </style:style>
    <style:style style:name="P22" style:family="paragraph" style:parent-style-name="Standard">
      <style:text-properties officeooo:rsid="0023dc42" officeooo:paragraph-rsid="002ecb77"/>
    </style:style>
    <style:style style:name="P23" style:family="paragraph" style:parent-style-name="Standard">
      <style:text-properties style:font-name="Liberation Serif" fo:font-size="12pt" officeooo:rsid="002df7cc" officeooo:paragraph-rsid="002df7cc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2ecb77" officeooo:paragraph-rsid="002ecb77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2ecb77" officeooo:paragraph-rsid="002fa11d" style:font-size-asian="12pt" style:font-size-complex="12pt"/>
    </style:style>
    <style:style style:name="T1" style:family="text">
      <style:text-properties officeooo:rsid="00204d06"/>
    </style:style>
    <style:style style:name="T2" style:family="text">
      <style:text-properties officeooo:rsid="002762d7"/>
    </style:style>
    <style:style style:name="T3" style:family="text">
      <style:text-properties officeooo:rsid="00289d39"/>
    </style:style>
    <style:style style:name="T4" style:family="text">
      <style:text-properties officeooo:rsid="0029893f"/>
    </style:style>
    <style:style style:name="T5" style:family="text">
      <style:text-properties officeooo:rsid="0029d2c2"/>
    </style:style>
    <style:style style:name="T6" style:family="text">
      <style:text-properties officeooo:rsid="002a19b9"/>
    </style:style>
    <style:style style:name="T7" style:family="text">
      <style:text-properties officeooo:rsid="002a81ea"/>
    </style:style>
    <style:style style:name="T8" style:family="text">
      <style:text-properties officeooo:rsid="002bb498"/>
    </style:style>
    <style:style style:name="T9" style:family="text">
      <style:text-properties fo:color="#000000" style:font-name="Cascadia Mono" fo:font-size="9.5pt" style:font-size-asian="9.5pt"/>
    </style:style>
    <style:style style:name="T10" style:family="text">
      <style:text-properties fo:color="#000000" style:font-name="Cascadia Mono" fo:font-size="9.5pt" officeooo:rsid="002df7cc" style:font-size-asian="9.5pt"/>
    </style:style>
    <style:style style:name="T11" style:family="text">
      <style:text-properties fo:color="#000000"/>
    </style:style>
    <style:style style:name="T12" style:family="text">
      <style:text-properties fo:color="#000000" officeooo:rsid="002ecb77"/>
    </style:style>
    <style:style style:name="T13" style:family="text">
      <style:text-properties fo:color="#000000" officeooo:rsid="002fa11d"/>
    </style:style>
    <style:style style:name="T14" style:family="text">
      <style:text-properties fo:color="#0000ff" style:font-name="Cascadia Mono" fo:font-size="9.5pt" style:font-size-asian="9.5pt"/>
    </style:style>
    <style:style style:name="T15" style:family="text">
      <style:text-properties officeooo:rsid="003188a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B.4.1.5</text:p>
      <text:p text:style-name="P1"/>
      <text:p text:style-name="P1">Die Variablennamen #hastag, vorname.nachname <text:span text:style-name="T2">und 2be_or_not_to_be</text:span> sind unzulässig, da eine Variablename mit entweder eine Buchstabe oder eine Unterstrich anfangen muss und können nur Buchstaben, Ziffern oder Unterstriche <text:s/>enthalten .</text:p>
      <text:p text:style-name="P1"/>
      <text:p text:style-name="P20">B.4.1.6 </text:p>
      <text:p text:style-name="P1"/>
      <text:p text:style-name="P1">1. Gleitpunktzahlen: float, <text:span text:style-name="T1">double, long double</text:span></text:p>
      <text:p text:style-name="P1">2. Ganzen Zahlen: int, <text:span text:style-name="T8">short int,</text:span> <text:span text:style-name="T1">long int, long long int</text:span></text:p>
      <text:p text:style-name="P1">3. Zeichen: char, <text:span text:style-name="T1">char16_t, char32_t</text:span></text:p>
      <text:p text:style-name="P1">4. Strings : string</text:p>
      <text:p text:style-name="P1">5. Booleschen Werten: bool</text:p>
      <text:p text:style-name="P1">6. Natürlichen Zahlen: unsigned <text:span text:style-name="T1">int, unsigned short int, unsigned long int, unsigned long int</text:span></text:p>
      <text:p text:style-name="P1"/>
      <text:p text:style-name="P19">B.4.1.8</text:p>
      <text:p text:style-name="P2"/>
      <text:p text:style-name="P7">1. Da man nur Ganze Zahlen in ein int speichern kann und double Datentypen rationale Zahlen speichern können, kann es zu eine Datenverlust beim konvertieren kommen.</text:p>
      <text:p text:style-name="P4"/>
      <text:p text:style-name="P7">Bei der konvertierung von double zu char passiert was ahnliches, nämlich char kann natürliche Zahlen und Zeichen speichern wahrend double Gleitpunktzahlen speichert. Dies kann zur Verlust der Gleitpunktzahl führen.</text:p>
      <text:p text:style-name="P4"/>
      <text:p text:style-name="P5">Ein string wird zum Speichern einer Zeichenfolge verwendet und kann daher nicht zu einer Gleitpunktzahl in Form von double konvertiert werden.</text:p>
      <text:p text:style-name="P5"/>
      <text:p text:style-name="P22">2. Wir können mithilfe der explizite Typumwandlung die erste zwei Fehlermeldungen lösen.</text:p>
      <text:p text:style-name="P22"><text:s/>z.B <text:s/><text:span text:style-name="T9">l = (</text:span><text:span text:style-name="T14">int</text:span><text:span text:style-name="T9">)laenge; </text:span><text:span text:style-name="T10">und zeichen = (</text:span><text:span text:style-name="T14">char</text:span><text:span text:style-name="T9">)laenge;</text:span></text:p>
      <text:p text:style-name="P5"><text:span text:style-name="T10"/></text:p>
      <text:p text:style-name="P23"><text:span text:style-name="T11">Bei den letzten </text:span><text:span text:style-name="T12">F</text:span><text:span text:style-name="T11">ehler</text:span><text:span text:style-name="T12">m</text:span><text:span text:style-name="T11">eldung</text:span><text:span text:style-name="T12"> muss man das Messlate als float oder double </text:span><text:span text:style-name="T13">variable</text:span><text:span text:style-name="T12"> deklarieren, weil ein string nicht zu ein</text:span><text:span text:style-name="T13">e</text:span><text:span text:style-name="T12"> double oder float variable konvertiert werden kann.</text:span></text:p>
      <text:p text:style-name="P23"><text:span text:style-name="T12"/></text:p>
      <text:p text:style-name="P24"><text:span text:style-name="T11">3. Die erste Ausgabe ist die double ‚laenge‘ und beträgt 100.05.</text:span></text:p>
      <text:p text:style-name="P24"><text:span text:style-name="T11"/></text:p>
      <text:p text:style-name="P25"><text:span text:style-name="T11">Die zweite Ausgabe ist die int</text:span><text:span text:style-name="T13"> </text:span><text:span text:style-name="T11">Wert 100. Hier hat ein Datenverlust stattgefunden weil int variablen Gleitpunktzahlen nicht darstellen können.</text:span></text:p>
      <text:p text:style-name="P25"><text:span text:style-name="T11"/></text:p>
      <text:p text:style-name="P24"><text:span text:style-name="T11">Die dritte Ausgabe ist die char Wert d. Dies repräsentiert der A</text:span><text:span text:style-name="T13">SCII codierung für 100. Hier hat auch ein Datenverlust stattgefunden, weil auch char variablen Gleitpunktzahlen nicht darstellen können</text:span></text:p>
      <text:p text:style-name="P5"/>
      <text:p text:style-name="P18">B.4.<text:span text:style-name="T3">2.1</text:span></text:p>
      <text:p text:style-name="P9"/>
      <text:p text:style-name="P8">10. a = 2</text:p>
      <text:p text:style-name="P11">wenn a=b <text:s/>und b=2 ist a =2</text:p>
      <text:p text:style-name="P11"/>
      <text:p text:style-name="P8">11. a = <text:s/>17</text:p>
      <text:p text:style-name="P11">(5x3) + 2</text:p>
      <text:p text:style-name="P11"/>
      <text:p text:style-name="P8">12. a = 25</text:p>
      <text:p text:style-name="P11">5(3*2)</text:p>
      <text:p text:style-name="P11"><text:soft-page-break/></text:p>
      <text:p text:style-name="P10">13. a = 250</text:p>
      <text:p text:style-name="P11">25x(5*5)</text:p>
      <text:p text:style-name="P11"/>
      <text:p text:style-name="P10">14. a = <text:span text:style-name="T4">4</text:span></text:p>
      <text:p text:style-name="P11">250 modulo 6 = 4</text:p>
      <text:p text:style-name="P11"/>
      <text:p text:style-name="P11">15. a = 1</text:p>
      <text:p text:style-name="P14"><text:span text:style-name="T15">b vorherig deinkrementiert. b = 1. Die Aussage 1 ist gleich 0 ist falsch. Die Negation von Falsch ist Wahr. Die Booleschen Wert für Wahr ist 1.</text:span></text:p>
      <text:p text:style-name="P13"/>
      <text:p text:style-name="P15"><text:span text:style-name="T4">16. a = 0</text:span></text:p>
      <text:p text:style-name="P15"><text:span text:style-name="T4">Die Aussage 0 UND 0 + 2 ist falsch. Das Boolesche Wert 0 wird a zugeweisen.</text:span></text:p>
      <text:p text:style-name="P15"/>
      <text:p text:style-name="P11">17. a = <text:span text:style-name="T6">2</text:span></text:p>
      <text:p text:style-name="P16">b=1. 1<text:span text:style-name="T15">x</text:span>2 = 2. b wird mit 1 nachher inkrementiert. Nun ist b = 2</text:p>
      <text:p text:style-name="P16"/>
      <text:p text:style-name="P11">18. a = -<text:span text:style-name="T6">10</text:span></text:p>
      <text:p text:style-name="P17">-<text:span text:style-name="T6">5 – 5 = -10</text:span></text:p>
      <text:p text:style-name="P17"/>
      <text:p text:style-name="P11">19. a = -<text:span text:style-name="T6">2</text:span></text:p>
      <text:p text:style-name="P16">Negation von b = -2. b nachher inkrementiert. Nun ist b=3</text:p>
      <text:p text:style-name="P16"/>
      <text:p text:style-name="P11">20. a = 1</text:p>
      <text:p text:style-name="P16">Die Aussagen 5=5 UND 0 oder 1 sind Wahr. Das boolesche Wert 1 wird a zugewiesen.</text:p>
      <text:p text:style-name="P16"><text:s/></text:p>
      <text:p text:style-name="P12">21. a = 0</text:p>
      <text:p text:style-name="P12"><text:s/><text:span text:style-name="T6">(((3+3)x2)+3) UND 3 ODER 3)) = 3</text:span></text:p>
      <text:p text:style-name="P16">15 UND 3 ODER 3 = 3 ist falsch und a wird deswegen das boolesche Wert 0 zugewiesen</text:p>
      <text:p text:style-name="P16"/>
      <text:p text:style-name="P11">22. a = 8</text:p>
      <text:p text:style-name="P16"><text:span text:style-name="T15">b </text:span>vorherig <text:span text:style-name="T15">inkrementiert</text:span>. Nun ist b = 4. </text:p>
      <text:p text:style-name="P16">4 + 4 = 8. </text:p>
      <text:p text:style-name="P11"/>
      <text:p text:style-name="P11">23. a= 16</text:p>
      <text:p text:style-name="P16">Int variablen sind 4 Byte lang und da auch <text:span text:style-name="T15">a ein int variable ist, wird 4x4 berechenet.</text:span></text:p>
      <text:p text:style-name="P5"/>
      <text:p text:style-name="P4"/>
      <text:p text:style-name="P4"/>
      <text:p text:style-name="P7"><text:s/></text:p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9T13:22:32.427000000</meta:creation-date>
    <dc:date>2021-12-13T16:55:25.923000000</dc:date>
    <meta:editing-duration>P1DT22H58M30S</meta:editing-duration>
    <meta:editing-cycles>4</meta:editing-cycles>
    <meta:generator>LibreOffice/6.3.1.2$Windows_X86_64 LibreOffice_project/b79626edf0065ac373bd1df5c28bd630b4424273</meta:generator>
    <meta:document-statistic meta:table-count="0" meta:image-count="0" meta:object-count="0" meta:page-count="2" meta:paragraph-count="52" meta:word-count="476" meta:character-count="2664" meta:non-whitespace-character-count="2226"/>
  </office:meta>
</office:document-meta>
</file>